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mi</text:p>
          </table:table-cell>
          <table:table-cell office:value-type="string">
            <text:p>hw</text:p>
          </table:table-cell>
          <table:table-cell office:value-type="string">
            <text:p>fi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quiz</text:p>
          </table:table-cell>
          <table:table-cell office:value-type="string">
            <text:p>mid</text:p>
          </table:table-cell>
          <table:table-cell office:value-type="string">
            <text:p>fi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1506101">
            <text:p>951506101</text:p>
          </table:table-cell>
          <table:table-cell office:value-type="string">
            <text:p>張永郇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AVERAGE([.D2:.F2]))" office:value-type="float" office:value="51">
            <text:p>51</text:p>
          </table:table-cell>
          <table:table-cell table:formula="of:=[.G2]+11" office:value-type="float" office:value="62">
            <text:p>62</text:p>
          </table:table-cell>
          <table:table-cell table:formula="of:=[.G2]" office:value-type="float" office:value="51">
            <text:p>51</text:p>
          </table:table-cell>
          <table:table-cell office:value-type="float" office:value="58">
            <text:p>58</text:p>
          </table:table-cell>
          <table:table-cell table:formula="of:=INT((10*[.H2]-3*[.I2]-3*[.J2])/4)" office:value-type="float" office:value="73">
            <text:p>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2506102">
            <text:p>952506102</text:p>
          </table:table-cell>
          <table:table-cell office:value-type="string">
            <text:p>范思惟</text:p>
          </table:table-cell>
          <table:table-cell table:number-columns-repeated="3" office:value-type="float" office:value="0">
            <text:p>0</text:p>
          </table:table-cell>
          <table:table-cell table:formula="of:=INT(AVERAGE([.D3:.F3]))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(10*[.H3]-3*[.I3]-3*[.J3])/4)" office:value-type="float" office:value="97">
            <text:p>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1506103">
            <text:p>951506103</text:p>
          </table:table-cell>
          <table:table-cell office:value-type="string">
            <text:p>趙柏鈞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formula="of:=INT(AVERAGE([.D4:.F4]))" office:value-type="float" office:value="51">
            <text:p>51</text:p>
          </table:table-cell>
          <table:table-cell table:formula="of:=[.G4]+11" office:value-type="float" office:value="62">
            <text:p>62</text:p>
          </table:table-cell>
          <table:table-cell table:formula="of:=[.G4]" office:value-type="float" office:value="51">
            <text:p>51</text:p>
          </table:table-cell>
          <table:table-cell office:value-type="float" office:value="62">
            <text:p>62</text:p>
          </table:table-cell>
          <table:table-cell table:formula="of:=INT((10*[.H4]-3*[.I4]-3*[.J4])/4)" office:value-type="float" office:value="70">
            <text:p>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51506105">
            <text:p>951506105</text:p>
          </table:table-cell>
          <table:table-cell office:value-type="string">
            <text:p>陳逸鴻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INT(AVERAGE([.D5:.F5]))" office:value-type="float" office:value="61">
            <text:p>61</text:p>
          </table:table-cell>
          <table:table-cell table:formula="of:=[.G5]+11" office:value-type="float" office:value="72">
            <text:p>72</text:p>
          </table:table-cell>
          <table:table-cell table:formula="of:=[.G5]" office:value-type="float" office:value="61">
            <text:p>61</text:p>
          </table:table-cell>
          <table:table-cell office:value-type="float" office:value="67">
            <text:p>67</text:p>
          </table:table-cell>
          <table:table-cell table:formula="of:=INT((10*[.H5]-3*[.I5]-3*[.J5])/4)" office:value-type="float" office:value="84">
            <text:p>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2506106">
            <text:p>952506106</text:p>
          </table:table-cell>
          <table:table-cell office:value-type="string">
            <text:p>林佳慧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formula="of:=INT(AVERAGE([.D6:.F6]))" office:value-type="float" office:value="68">
            <text:p>68</text:p>
          </table:table-cell>
          <table:table-cell office:value-type="float" office:value="80">
            <text:p>80</text:p>
          </table:table-cell>
          <table:table-cell table:formula="of:=[.G6]" office:value-type="float" office:value="68">
            <text:p>68</text:p>
          </table:table-cell>
          <table:table-cell office:value-type="float" office:value="78">
            <text:p>78</text:p>
          </table:table-cell>
          <table:table-cell table:formula="of:=INT((10*[.H6]-3*[.I6]-3*[.J6])/4)"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1506109">
            <text:p>951506109</text:p>
          </table:table-cell>
          <table:table-cell office:value-type="string">
            <text:p>陳柏升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formula="of:=INT(AVERAGE([.D7:.F7]))" office:value-type="float" office:value="43">
            <text:p>43</text:p>
          </table:table-cell>
          <table:table-cell office:value-type="float" office:value="60">
            <text:p>60</text:p>
          </table:table-cell>
          <table:table-cell table:formula="of:=[.G7]"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INT((10*[.H7]-3*[.I7]-3*[.J7])/4)" office:value-type="float" office:value="80">
            <text:p>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1506110">
            <text:p>951506110</text:p>
          </table:table-cell>
          <table:table-cell office:value-type="string">
            <text:p>簡玉龍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AVERAGE([.D8:.F8]))"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NT((10*[.H8]-3*[.I8]-3*[.J8])/4)" office:value-type="float" office:value="82">
            <text:p>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1506111">
            <text:p>951506111</text:p>
          </table:table-cell>
          <table:table-cell office:value-type="string">
            <text:p>陳慶雄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9:.F9]))"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INT((10*[.H9]-3*[.I9]-3*[.J9])/4)" office:value-type="float" office:value="86">
            <text:p>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1506112">
            <text:p>951506112</text:p>
          </table:table-cell>
          <table:table-cell office:value-type="string">
            <text:p>王百慶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AVERAGE([.D10:.F10]))"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NT((10*[.H10]-3*[.I10]-3*[.J10])/4)" office:value-type="float" office:value="82">
            <text:p>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1506113">
            <text:p>951506113</text:p>
          </table:table-cell>
          <table:table-cell office:value-type="string">
            <text:p>鍾國山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f:=INT(AVERAGE([.D11:.F11]))" office:value-type="float" office:value="53">
            <text:p>53</text:p>
          </table:table-cell>
          <table:table-cell table:formula="of:=[.G11]+11" office:value-type="float" office:value="64">
            <text:p>64</text:p>
          </table:table-cell>
          <table:table-cell table:formula="of:=[.G11]" office:value-type="float" office:value="53">
            <text:p>53</text:p>
          </table:table-cell>
          <table:table-cell office:value-type="float" office:value="60">
            <text:p>60</text:p>
          </table:table-cell>
          <table:table-cell table:formula="of:=INT((10*[.H11]-3*[.I11]-3*[.J11])/4)" office:value-type="float" office:value="75">
            <text:p>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1506114">
            <text:p>951506114</text:p>
          </table:table-cell>
          <table:table-cell office:value-type="string">
            <text:p>黃嘉慶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INT(AVERAGE([.D12:.F12]))"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NT((10*[.H12]-3*[.I12]-3*[.J12])/4)" office:value-type="float" office:value="82">
            <text:p>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52506115">
            <text:p>952506115</text:p>
          </table:table-cell>
          <table:table-cell office:value-type="string">
            <text:p>孫于棠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formula="of:=INT(AVERAGE([.D13:.F13]))" office:value-type="float" office:value="55">
            <text:p>55</text:p>
          </table:table-cell>
          <table:table-cell table:formula="of:=[.G13]+11" office:value-type="float" office:value="66">
            <text:p>66</text:p>
          </table:table-cell>
          <table:table-cell table:formula="of:=[.G13]" office:value-type="float" office:value="55">
            <text:p>55</text:p>
          </table:table-cell>
          <table:table-cell office:value-type="float" office:value="63">
            <text:p>63</text:p>
          </table:table-cell>
          <table:table-cell table:formula="of:=INT((10*[.H13]-3*[.I13]-3*[.J13])/4)" office:value-type="float" office:value="76">
            <text:p>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2506118">
            <text:p>952506118</text:p>
          </table:table-cell>
          <table:table-cell office:value-type="string">
            <text:p>徐嘉容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INT(AVERAGE([.D14:.F14]))" office:value-type="float" office:value="58">
            <text:p>58</text:p>
          </table:table-cell>
          <table:table-cell table:formula="of:=[.G14]+11" office:value-type="float" office:value="69">
            <text:p>69</text:p>
          </table:table-cell>
          <table:table-cell table:formula="of:=[.G14]" office:value-type="float" office:value="58">
            <text:p>58</text:p>
          </table:table-cell>
          <table:table-cell office:value-type="float" office:value="63">
            <text:p>63</text:p>
          </table:table-cell>
          <table:table-cell table:formula="of:=INT((10*[.H14]-3*[.I14]-3*[.J14])/4)" office:value-type="float" office:value="81">
            <text:p>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1506120">
            <text:p>951506120</text:p>
          </table:table-cell>
          <table:table-cell office:value-type="string">
            <text:p>向兆元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formula="of:=INT(AVERAGE([.D15:.F15]))" office:value-type="float" office:value="56">
            <text:p>56</text:p>
          </table:table-cell>
          <table:table-cell table:formula="of:=[.G15]+11" office:value-type="float" office:value="67">
            <text:p>67</text:p>
          </table:table-cell>
          <table:table-cell table:formula="of:=[.G15]" office:value-type="float" office:value="56">
            <text:p>56</text:p>
          </table:table-cell>
          <table:table-cell office:value-type="float" office:value="65">
            <text:p>65</text:p>
          </table:table-cell>
          <table:table-cell table:formula="of:=INT((10*[.H15]-3*[.I15]-3*[.J15])/4)" office:value-type="float" office:value="76">
            <text:p>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1506121">
            <text:p>951506121</text:p>
          </table:table-cell>
          <table:table-cell office:value-type="string">
            <text:p>郭宗瑋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f:=INT(AVERAGE([.D16:.F16]))" office:value-type="float" office:value="53">
            <text:p>53</text:p>
          </table:table-cell>
          <table:table-cell table:formula="of:=[.G16]+11" office:value-type="float" office:value="64">
            <text:p>64</text:p>
          </table:table-cell>
          <table:table-cell table:formula="of:=[.G16]" office:value-type="float" office:value="53">
            <text:p>53</text:p>
          </table:table-cell>
          <table:table-cell office:value-type="float" office:value="60">
            <text:p>60</text:p>
          </table:table-cell>
          <table:table-cell table:formula="of:=INT((10*[.H16]-3*[.I16]-3*[.J16])/4)" office:value-type="float" office:value="75">
            <text:p>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1506122">
            <text:p>951506122</text:p>
          </table:table-cell>
          <table:table-cell office:value-type="string">
            <text:p>曾于哲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17:.F17]))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INT((10*[.H17]-3*[.I17]-3*[.J17])/4)" office:value-type="float" office:value="90">
            <text:p>9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2506123">
            <text:p>952506123</text:p>
          </table:table-cell>
          <table:table-cell office:value-type="string">
            <text:p>吳懿庭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formula="of:=INT(AVERAGE([.D18:.F18]))" office:value-type="float" office:value="51">
            <text:p>51</text:p>
          </table:table-cell>
          <table:table-cell table:formula="of:=[.G18]+11" office:value-type="float" office:value="62">
            <text:p>62</text:p>
          </table:table-cell>
          <table:table-cell table:formula="of:=[.G18]" office:value-type="float" office:value="51">
            <text:p>51</text:p>
          </table:table-cell>
          <table:table-cell office:value-type="float" office:value="58">
            <text:p>58</text:p>
          </table:table-cell>
          <table:table-cell table:formula="of:=INT((10*[.H18]-3*[.I18]-3*[.J18])/4)" office:value-type="float" office:value="73">
            <text:p>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1506125">
            <text:p>951506125</text:p>
          </table:table-cell>
          <table:table-cell office:value-type="string">
            <text:p>許維哲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formula="of:=INT(AVERAGE([.D19:.F19]))" office:value-type="float" office:value="88">
            <text:p>88</text:p>
          </table:table-cell>
          <table:table-cell table:formula="of:=[.G19]+5" office:value-type="float" office:value="93">
            <text:p>93</text:p>
          </table:table-cell>
          <table:table-cell table:formula="of:=[.G19]" office:value-type="float" office:value="88">
            <text:p>88</text:p>
          </table:table-cell>
          <table:table-cell office:value-type="float" office:value="92">
            <text:p>92</text:p>
          </table:table-cell>
          <table:table-cell table:formula="of:=INT((10*[.H19]-3*[.I19]-3*[.J19])/4)" office:value-type="float" office:value="97">
            <text:p>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51506126">
            <text:p>951506126</text:p>
          </table:table-cell>
          <table:table-cell office:value-type="string">
            <text:p>柯政君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20:.F20]))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INT((10*[.H20]-3*[.I20]-3*[.J20])/4)" office:value-type="float" office:value="90">
            <text:p>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51506127">
            <text:p>951506127</text:p>
          </table:table-cell>
          <table:table-cell office:value-type="string">
            <text:p>梁益銘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21:.F21]))"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INT((10*[.H21]-3*[.I21]-3*[.J21])/4)" office:value-type="float" office:value="86">
            <text:p>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51506129">
            <text:p>951506129</text:p>
          </table:table-cell>
          <table:table-cell office:value-type="string">
            <text:p>洪禾宇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AVERAGE([.D22:.F22]))"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INT((10*[.H22]-3*[.I22]-3*[.J22])/4)" office:value-type="float" office:value="86">
            <text:p>8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1506131">
            <text:p>951506131</text:p>
          </table:table-cell>
          <table:table-cell office:value-type="string">
            <text:p>李昆陽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INT(AVERAGE([.D23:.F23]))"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G23]"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INT((10*[.H23]-3*[.I23]-3*[.J23])/4)" office:value-type="float" office:value="85">
            <text:p>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2506132">
            <text:p>952506132</text:p>
          </table:table-cell>
          <table:table-cell office:value-type="string">
            <text:p>蔡瑩萍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INT(AVERAGE([.D24:.F24]))" office:value-type="float" office:value="55">
            <text:p>55</text:p>
          </table:table-cell>
          <table:table-cell table:formula="of:=[.G24]+11" office:value-type="float" office:value="66">
            <text:p>66</text:p>
          </table:table-cell>
          <table:table-cell table:formula="of:=[.G24]"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INT((10*[.H24]-3*[.I24]-3*[.J24])/4)" office:value-type="float" office:value="81">
            <text:p>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51506134">
            <text:p>951506134</text:p>
          </table:table-cell>
          <table:table-cell office:value-type="string">
            <text:p>邱奕翔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AVERAGE([.D25:.F25]))"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INT((10*[.H25]-3*[.I25]-3*[.J25])/4)" office:value-type="float" office:value="90">
            <text:p>9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51506135">
            <text:p>951506135</text:p>
          </table:table-cell>
          <table:table-cell office:value-type="string">
            <text:p>林維棠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table:formula="of:=INT(AVERAGE([.D26:.F26]))" office:value-type="float" office:value="60">
            <text:p>60</text:p>
          </table:table-cell>
          <table:table-cell table:formula="of:=[.G26]+11" office:value-type="float" office:value="71">
            <text:p>71</text:p>
          </table:table-cell>
          <table:table-cell table:formula="of:=[.G26]" office:value-type="float" office:value="60">
            <text:p>60</text:p>
          </table:table-cell>
          <table:table-cell office:value-type="float" office:value="68">
            <text:p>68</text:p>
          </table:table-cell>
          <table:table-cell table:formula="of:=INT((10*[.H26]-3*[.I26]-3*[.J26])/4)" office:value-type="float" office:value="81">
            <text:p>8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51506136">
            <text:p>951506136</text:p>
          </table:table-cell>
          <table:table-cell office:value-type="string">
            <text:p>李育陞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INT(AVERAGE([.D27:.F27]))" office:value-type="float" office:value="56">
            <text:p>56</text:p>
          </table:table-cell>
          <table:table-cell table:formula="of:=[.G27]+11" office:value-type="float" office:value="67">
            <text:p>67</text:p>
          </table:table-cell>
          <table:table-cell table:formula="of:=[.G27]"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INT((10*[.H27]-3*[.I27]-3*[.J27])/4)" office:value-type="float" office:value="80">
            <text:p>8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51506151">
            <text:p>951506151</text:p>
          </table:table-cell>
          <table:table-cell office:value-type="string">
            <text:p>康中彥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formula="of:=INT(AVERAGE([.D28:.F28]))" office:value-type="float" office:value="84">
            <text:p>84</text:p>
          </table:table-cell>
          <table:table-cell office:value-type="float" office:value="90">
            <text:p>90</text:p>
          </table:table-cell>
          <table:table-cell table:formula="of:=[.G28]" office:value-type="float" office:value="84">
            <text:p>84</text:p>
          </table:table-cell>
          <table:table-cell office:value-type="float" office:value="84">
            <text:p>84</text:p>
          </table:table-cell>
          <table:table-cell table:formula="of:=INT((10*[.H28]-3*[.I28]-3*[.J28])/4)" office:value-type="float" office:value="99">
            <text:p>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51506152">
            <text:p>951506152</text:p>
          </table:table-cell>
          <table:table-cell office:value-type="string">
            <text:p>佘俊志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f:=INT(AVERAGE([.D29:.F29]))"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[.G29]" office:value-type="float" office:value="36">
            <text:p>36</text:p>
          </table:table-cell>
          <table:table-cell office:value-type="float" office:value="35">
            <text:p>35</text:p>
          </table:table-cell>
          <table:table-cell table:formula="of:=INT((10*[.H29]-3*[.I29]-3*[.J29])/4)" office:value-type="float" office:value="96">
            <text:p>9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51506153">
            <text:p>951506153</text:p>
          </table:table-cell>
          <table:table-cell office:value-type="string">
            <text:p>陳志盛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INT(AVERAGE([.D30:.F30]))"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[.G30]" office:value-type="float" office:value="36">
            <text:p>36</text:p>
          </table:table-cell>
          <table:table-cell office:value-type="float" office:value="49">
            <text:p>49</text:p>
          </table:table-cell>
          <table:table-cell table:formula="of:=INT((10*[.H30]-3*[.I30]-3*[.J30])/4)" office:value-type="float" office:value="86">
            <text:p>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1506157">
            <text:p>951506157</text:p>
          </table:table-cell>
          <table:table-cell office:value-type="string">
            <text:p>何耀仁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AVERAGE([.D31:.F31]))"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NT((10*[.H31]-3*[.I31]-3*[.J31])/4)" office:value-type="float" office:value="82">
            <text:p>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51506158">
            <text:p>951506158</text:p>
          </table:table-cell>
          <table:table-cell office:value-type="string">
            <text:p>郭聰智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AVERAGE([.D32:.F32]))"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INT((10*[.H32]-3*[.I32]-3*[.J32])/4)" office:value-type="float" office:value="86">
            <text:p>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71205162">
            <text:p>971205162</text:p>
          </table:table-cell>
          <table:table-cell office:value-type="string">
            <text:p>顏銘慶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INT(AVERAGE([.D33:.F33]))"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INT((10*[.H33]-3*[.I33]-3*[.J33])/4)" office:value-type="float" office:value="90">
            <text:p>90</text:p>
          </table:table-cell>
        </table:table-row>
      </table:table>
      <table:database-ranges>
        <table:database-range table:target-range-address="Sheet1.A1:Sheet1.H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2011/05/30</text:date>, <text:time>08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30T08:54:31</dc:date>
    <dc:creator>Chih-Pin Fong</dc:creator>
    <meta:generator>OpenOffice.org/3.1$FreeBSD/i386 OpenOffice.org_project/310m19$Build-9420</meta:generator>
    <meta:editing-duration>PT38H45M19S</meta:editing-duration>
    <meta:editing-cycles>3</meta:editing-cycles>
    <meta:document-statistic meta:table-count="1" meta:cell-count="363" meta:object-count="0"/>
  </office:meta>
</office:document-meta>
</file>